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.26pt"/>
    </style:style>
    <style:style style:name="ro1" style:family="table-row">
      <style:table-row-properties style:row-height="26.2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20;[.$B$14]&lt;25);AND([.$B$14]&gt;=40;[.$B$14]&lt;45)))" style:apply-style-name="Red" style:base-cell-address="Sheet1.O6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5;[.$B$14]&lt;20);AND([.$B$14]&gt;=45;[.$B$14]&lt;50)))" style:apply-style-name="Red" style:base-cell-address="Sheet1.O6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B$14]&gt;=5;[.$B$14]&lt;35))" style:apply-style-name="Red" style:base-cell-address="Sheet1.N7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3;[.$B$14]&lt;35);AND(MOD([.$A$14]+1;12)=3;[.$B$14]&gt;=35)))" style:apply-style-name="Red" style:base-cell-address="Sheet1.A5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9;[.$B$14]&lt;35);AND(MOD([.$A$14]+1;12)=9;[.$B$14]&gt;=35)))" style:apply-style-name="Red" style:base-cell-address="Sheet1.A6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0;[.$B$14]&lt;35);AND(MOD([.$A$14]+1;12)=0;[.$B$14]&gt;=35)))" style:apply-style-name="Red" style:base-cell-address="Sheet1.A7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2;[.$B$14]&lt;35);AND(MOD([.$A$14]+1;12)=2;[.$B$14]&gt;=35)))" style:apply-style-name="Red" style:base-cell-address="Sheet1.A8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6;[.$B$14]&lt;35);AND(MOD([.$A$14]+1;12)=6;[.$B$14]&gt;=35)))" style:apply-style-name="Red" style:base-cell-address="Sheet1.A9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A$14]&lt;12)" style:apply-style-name="Red" style:base-cell-address="Sheet1.A10"/>
    </style:style>
    <style:style style:name="ce16" style:family="table-cell" style:parent-style-name="Default"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;[.$B$14]&lt;35);AND(MOD([.$A$14]+1;12)=1;[.$B$14]&gt;=35)))" style:apply-style-name="Red" style:base-cell-address="Sheet1.C8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A$14]&gt;=12)" style:apply-style-name="Red" style:base-cell-address="Sheet1.C10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gt;=35)" style:apply-style-name="Red" style:base-cell-address="Sheet1.N7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;[.$B$14]&lt;35);AND(MOD([.$A$14]+1;12)=1;[.$B$14]&gt;=35)))" style:apply-style-name="Red" style:base-cell-address="Sheet1.C8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gt;=35)" style:apply-style-name="Red" style:base-cell-address="Sheet1.N7"/>
    </style:style>
    <style:style style:name="ce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3;[.$B$14]&lt;35);AND(MOD([.$A$14]+1;12)=3;[.$B$14]&gt;=35)))" style:apply-style-name="Red" style:base-cell-address="Sheet1.A5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lt;5)" style:apply-style-name="Red" style:base-cell-address="Sheet1.N7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1;[.$B$14]&lt;35);AND(MOD([.$A$14]+1;12)=11;[.$B$14]&gt;=35)))" style:apply-style-name="Red" style:base-cell-address="Sheet1.E5"/>
    </style:style>
    <style:style style:name="ce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7;[.$B$14]&lt;35);AND(MOD([.$A$14]+1;12)=7;[.$B$14]&gt;=35)))" style:apply-style-name="Red" style:base-cell-address="Sheet1.F8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B$14]&gt;=30;[.$B$14]&lt;35))" style:apply-style-name="Red" style:base-cell-address="Sheet1.O6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5;[.$B$14]&lt;10);AND([.$B$14]&gt;=55;[.$B$14]&lt;60)))" style:apply-style-name="Red" style:base-cell-address="Sheet1.N7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4;[.$B$14]&lt;35);AND(MOD([.$A$14]+1;12)=4;[.$B$14]&gt;=35)))" style:apply-style-name="Red" style:base-cell-address="Sheet1.G4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5;[.$B$14]&lt;35);AND(MOD([.$A$14]+1;12)=5;[.$B$14]&gt;=35)))" style:apply-style-name="Red" style:base-cell-address="Sheet1.G7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1)" style:apply-style-name="Red" style:base-cell-address="Sheet1.G10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5;[.$B$14]&lt;20);AND([.$B$14]&gt;=45;[.$B$14]&lt;50)))" style:apply-style-name="Red" style:base-cell-address="Sheet1.O6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0;[.$B$14]&lt;15);AND([.$B$14]&gt;=50;[.$B$14]&lt;55)))" style:apply-style-name="Red" style:base-cell-address="Sheet1.O6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2)" style:apply-style-name="Red" style:base-cell-address="Sheet1.H10"/>
    </style:style>
    <style:style style:name="ce3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0;[.$B$14]&lt;35);AND(MOD([.$A$14]+1;12)=10;[.$B$14]&gt;=35)))" style:apply-style-name="Red" style:base-cell-address="Sheet1.H6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3)" style:apply-style-name="Red" style:base-cell-address="Sheet1.I10"/>
    </style:style>
    <style:style style:name="ce4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[.$B$14];5)=4)" style:apply-style-name="Red" style:base-cell-address="Sheet1.J10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size="14pt" style:font-size-asian="14pt" style:font-size-complex="14pt"/>
    </style:style>
    <style:style style:name="ce73" style:family="table-cell" style:parent-style-name="Default">
      <style:table-cell-properties fo:background-color="transparent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number-columns-repeated="10" table:default-cell-style-name="ce72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29" office:value-type="string" calcext:value-type="string">
            <text:p>H</text:p>
          </table:table-cell>
          <table:table-cell table:style-name="ce34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3" calcext:value-type="float">
            <text:p>3</text:p>
          </table:table-cell>
          <table:table-cell table:formula="of:=[.N1]+1" office:value-type="float" office:value="4" calcext:value-type="float">
            <text:p>4</text:p>
          </table:table-cell>
          <table:table-cell table:formula="of:=[.O1]+1" office:value-type="float" office:value="5" calcext:value-type="float">
            <text:p>5</text:p>
          </table:table-cell>
          <table:table-cell table:formula="of:=[.P1]+1" office:value-type="float" office:value="6" calcext:value-type="float">
            <text:p>6</text:p>
          </table:table-cell>
          <table:table-cell table:formula="of:=[.Q1]+1" office:value-type="float" office:value="7" calcext:value-type="float">
            <text:p>7</text:p>
          </table:table-cell>
          <table:table-cell table:formula="of:=[.R1]+1" office:value-type="float" office:value="8" calcext:value-type="float">
            <text:p>8</text:p>
          </table:table-cell>
          <table:table-cell table:formula="of:=[.S1]+1" office:value-type="float" office:value="9" calcext:value-type="float">
            <text:p>9</text:p>
          </table:table-cell>
          <table:table-cell table:formula="of:=[.T1]+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E</text:p>
          </table:table-cell>
          <table:table-cell/>
          <table:table-cell table:formula="of:=[.M2]+1" office:value-type="float" office:value="20" calcext:value-type="float">
            <text:p>20</text:p>
          </table:table-cell>
          <table:table-cell table:formula="of:=[.N2]+1" office:value-type="float" office:value="19" calcext:value-type="float">
            <text:p>19</text:p>
          </table:table-cell>
          <table:table-cell table:formula="of:=[.O2]+1" office:value-type="float" office:value="18" calcext:value-type="float">
            <text:p>18</text:p>
          </table:table-cell>
          <table:table-cell table:formula="of:=[.P2]+1" office:value-type="float" office:value="17" calcext:value-type="float">
            <text:p>17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5" calcext:value-type="float">
            <text:p>15</text:p>
          </table:table-cell>
          <table:table-cell table:formula="of:=[.S2]+1" office:value-type="float" office:value="14" calcext:value-type="float">
            <text:p>14</text:p>
          </table:table-cell>
          <table:table-cell table:formula="of:=[.T2]+1" office:value-type="float" office:value="13" calcext:value-type="float">
            <text:p>13</text:p>
          </table:table-cell>
          <table:table-cell table:formula="of:=[.U2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N</text:p>
          </table:table-cell>
          <table:table-cell/>
          <table:table-cell table:formula="of:=[.L1]+20" office:value-type="float" office:value="21" calcext:value-type="float">
            <text:p>21</text:p>
          </table:table-cell>
          <table:table-cell table:formula="of:=[.M1]+20" office:value-type="float" office:value="22" calcext:value-type="float">
            <text:p>22</text:p>
          </table:table-cell>
          <table:table-cell table:formula="of:=[.N1]+20" office:value-type="float" office:value="23" calcext:value-type="float">
            <text:p>23</text:p>
          </table:table-cell>
          <table:table-cell table:formula="of:=[.O1]+20" office:value-type="float" office:value="24" calcext:value-type="float">
            <text:p>24</text:p>
          </table:table-cell>
          <table:table-cell table:formula="of:=[.P1]+20" office:value-type="float" office:value="25" calcext:value-type="float">
            <text:p>25</text:p>
          </table:table-cell>
          <table:table-cell table:formula="of:=[.Q1]+20" office:value-type="float" office:value="26" calcext:value-type="float">
            <text:p>26</text:p>
          </table:table-cell>
          <table:table-cell table:formula="of:=[.R1]+20" office:value-type="float" office:value="27" calcext:value-type="float">
            <text:p>27</text:p>
          </table:table-cell>
          <table:table-cell table:formula="of:=[.S1]+20" office:value-type="float" office:value="28" calcext:value-type="float">
            <text:p>28</text:p>
          </table:table-cell>
          <table:table-cell table:formula="of:=[.T1]+20" office:value-type="float" office:value="29" calcext:value-type="float">
            <text:p>29</text:p>
          </table:table-cell>
          <table:table-cell table:formula="of:=[.U1]+20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20" office:value-type="string" calcext:value-type="string">
            <text:p>T</text:p>
          </table:table-cell>
          <table:table-cell table:style-name="ce23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[.L2]+20" office:value-type="float" office:value="40" calcext:value-type="float">
            <text:p>40</text:p>
          </table:table-cell>
          <table:table-cell table:formula="of:=[.M2]+20" office:value-type="float" office:value="39" calcext:value-type="float">
            <text:p>39</text:p>
          </table:table-cell>
          <table:table-cell table:formula="of:=[.N2]+20" office:value-type="float" office:value="38" calcext:value-type="float">
            <text:p>38</text:p>
          </table:table-cell>
          <table:table-cell table:formula="of:=[.O2]+20" office:value-type="float" office:value="37" calcext:value-type="float">
            <text:p>37</text:p>
          </table:table-cell>
          <table:table-cell table:formula="of:=[.P2]+20" office:value-type="float" office:value="36" calcext:value-type="float">
            <text:p>36</text:p>
          </table:table-cell>
          <table:table-cell table:formula="of:=[.Q2]+20" office:value-type="float" office:value="35" calcext:value-type="float">
            <text:p>35</text:p>
          </table:table-cell>
          <table:table-cell table:formula="of:=[.R2]+20" office:value-type="float" office:value="34" calcext:value-type="float">
            <text:p>34</text:p>
          </table:table-cell>
          <table:table-cell table:formula="of:=[.S2]+20" office:value-type="float" office:value="33" calcext:value-type="float">
            <text:p>33</text:p>
          </table:table-cell>
          <table:table-cell table:formula="of:=[.T2]+20" office:value-type="float" office:value="32" calcext:value-type="float">
            <text:p>32</text:p>
          </table:table-cell>
          <table:table-cell table:formula="of:=[.U2]+20" office:value-type="float" office:value="31" calcext:value-type="float">
            <text:p>31</text:p>
          </table:table-cell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24" office:value-type="string" calcext:value-type="string">
            <text:p>E</text:p>
          </table:table-cell>
          <table:table-cell table:style-name="ce27" office:value-type="string" calcext:value-type="string">
            <text:p>L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N</text:p>
          </table:table-cell>
          <table:table-cell/>
          <table:table-cell table:formula="of:=[.L3]+20" office:value-type="float" office:value="41" calcext:value-type="float">
            <text:p>41</text:p>
          </table:table-cell>
          <table:table-cell table:formula="of:=[.M3]+20" office:value-type="float" office:value="42" calcext:value-type="float">
            <text:p>42</text:p>
          </table:table-cell>
          <table:table-cell table:formula="of:=[.N3]+20" office:value-type="float" office:value="43" calcext:value-type="float">
            <text:p>43</text:p>
          </table:table-cell>
          <table:table-cell table:formula="of:=[.O3]+20" office:value-type="float" office:value="44" calcext:value-type="float">
            <text:p>44</text:p>
          </table:table-cell>
          <table:table-cell table:formula="of:=[.P3]+20" office:value-type="float" office:value="45" calcext:value-type="float">
            <text:p>45</text:p>
          </table:table-cell>
          <table:table-cell table:formula="of:=[.Q3]+20" office:value-type="float" office:value="46" calcext:value-type="float">
            <text:p>46</text:p>
          </table:table-cell>
          <table:table-cell table:formula="of:=[.R3]+20" office:value-type="float" office:value="47" calcext:value-type="float">
            <text:p>47</text:p>
          </table:table-cell>
          <table:table-cell table:formula="of:=[.S3]+20" office:value-type="float" office:value="48" calcext:value-type="float">
            <text:p>48</text:p>
          </table:table-cell>
          <table:table-cell table:formula="of:=[.T3]+20" office:value-type="float" office:value="49" calcext:value-type="float">
            <text:p>49</text:p>
          </table:table-cell>
          <table:table-cell table:formula="of:=[.U3]+20" office:value-type="float" office:value="50" calcext:value-type="float">
            <text:p>50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36" office:value-type="string" calcext:value-type="string">
            <text:p>T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N</text:p>
          </table:table-cell>
          <table:table-cell/>
          <table:table-cell table:formula="of:=[.L4]+20" office:value-type="float" office:value="60" calcext:value-type="float">
            <text:p>60</text:p>
          </table:table-cell>
          <table:table-cell table:formula="of:=[.M4]+20" office:value-type="float" office:value="59" calcext:value-type="float">
            <text:p>59</text:p>
          </table:table-cell>
          <table:table-cell table:formula="of:=[.N4]+20" office:value-type="float" office:value="58" calcext:value-type="float">
            <text:p>58</text:p>
          </table:table-cell>
          <table:table-cell table:formula="of:=[.O4]+20" office:value-type="float" office:value="57" calcext:value-type="float">
            <text:p>57</text:p>
          </table:table-cell>
          <table:table-cell table:formula="of:=[.P4]+20" office:value-type="float" office:value="56" calcext:value-type="float">
            <text:p>56</text:p>
          </table:table-cell>
          <table:table-cell table:formula="of:=[.Q4]+20" office:value-type="float" office:value="55" calcext:value-type="float">
            <text:p>55</text:p>
          </table:table-cell>
          <table:table-cell table:formula="of:=[.R4]+20" office:value-type="float" office:value="54" calcext:value-type="float">
            <text:p>54</text:p>
          </table:table-cell>
          <table:table-cell table:formula="of:=[.S4]+20" office:value-type="float" office:value="53" calcext:value-type="float">
            <text:p>53</text:p>
          </table:table-cell>
          <table:table-cell table:formula="of:=[.T4]+20" office:value-type="float" office:value="52" calcext:value-type="float">
            <text:p>52</text:p>
          </table:table-cell>
          <table:table-cell table:formula="of:=[.U4]+20" office:value-type="float" office:value="51" calcext:value-type="float">
            <text:p>51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E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E</text:p>
          </table:table-cell>
          <table:table-cell/>
          <table:table-cell table:formula="of:=[.L5]+20" office:value-type="float" office:value="61" calcext:value-type="float">
            <text:p>61</text:p>
          </table:table-cell>
          <table:table-cell table:formula="of:=[.M5]+20" office:value-type="float" office:value="62" calcext:value-type="float">
            <text:p>62</text:p>
          </table:table-cell>
          <table:table-cell table:formula="of:=[.N5]+20" office:value-type="float" office:value="63" calcext:value-type="float">
            <text:p>63</text:p>
          </table:table-cell>
          <table:table-cell table:formula="of:=[.O5]+20" office:value-type="float" office:value="64" calcext:value-type="float">
            <text:p>64</text:p>
          </table:table-cell>
          <table:table-cell table:formula="of:=[.P5]+20" office:value-type="float" office:value="65" calcext:value-type="float">
            <text:p>65</text:p>
          </table:table-cell>
          <table:table-cell table:formula="of:=[.Q5]+20" office:value-type="float" office:value="66" calcext:value-type="float">
            <text:p>66</text:p>
          </table:table-cell>
          <table:table-cell table:formula="of:=[.R5]+20" office:value-type="float" office:value="67" calcext:value-type="float">
            <text:p>67</text:p>
          </table:table-cell>
          <table:table-cell table:formula="of:=[.S5]+20" office:value-type="float" office:value="68" calcext:value-type="float">
            <text:p>68</text:p>
          </table:table-cell>
          <table:table-cell table:formula="of:=[.T5]+20" office:value-type="float" office:value="69" calcext:value-type="float">
            <text:p>69</text:p>
          </table:table-cell>
          <table:table-cell table:formula="of:=[.U5]+20" office:value-type="float" office:value="70" calcext:value-type="float">
            <text:p>70</text:p>
          </table:table-cell>
        </table:table-row>
        <table:table-row table:style-name="ro1"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W</text:p>
          </table:table-cell>
          <table:table-cell table:style-name="ce18" office:value-type="string" calcext:value-type="string">
            <text:p>O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N</text:p>
          </table:table-cell>
          <table:table-cell/>
          <table:table-cell table:formula="of:=[.L6]+20" office:value-type="float" office:value="80" calcext:value-type="float">
            <text:p>80</text:p>
          </table:table-cell>
          <table:table-cell table:formula="of:=[.M6]+20" office:value-type="float" office:value="79" calcext:value-type="float">
            <text:p>79</text:p>
          </table:table-cell>
          <table:table-cell table:formula="of:=[.N6]+20" office:value-type="float" office:value="78" calcext:value-type="float">
            <text:p>78</text:p>
          </table:table-cell>
          <table:table-cell table:formula="of:=[.O6]+20" office:value-type="float" office:value="77" calcext:value-type="float">
            <text:p>77</text:p>
          </table:table-cell>
          <table:table-cell table:formula="of:=[.P6]+20" office:value-type="float" office:value="76" calcext:value-type="float">
            <text:p>76</text:p>
          </table:table-cell>
          <table:table-cell table:formula="of:=[.Q6]+20" office:value-type="float" office:value="75" calcext:value-type="float">
            <text:p>75</text:p>
          </table:table-cell>
          <table:table-cell table:formula="of:=[.R6]+20" office:value-type="float" office:value="74" calcext:value-type="float">
            <text:p>74</text:p>
          </table:table-cell>
          <table:table-cell table:formula="of:=[.S6]+20" office:value-type="float" office:value="73" calcext:value-type="float">
            <text:p>73</text:p>
          </table:table-cell>
          <table:table-cell table:formula="of:=[.T6]+20" office:value-type="float" office:value="72" calcext:value-type="float">
            <text:p>72</text:p>
          </table:table-cell>
          <table:table-cell table:formula="of:=[.U6]+20" office:value-type="float" office:value="71" calcext:value-type="float">
            <text:p>71</text:p>
          </table:table-cell>
        </table:table-row>
        <table:table-row table:style-name="ro1"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style-name="ce26" office:value-type="string" calcext:value-type="string">
            <text:p>O’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K</text:p>
          </table:table-cell>
          <table:table-cell/>
          <table:table-cell table:formula="of:=[.L7]+20" office:value-type="float" office:value="81" calcext:value-type="float">
            <text:p>81</text:p>
          </table:table-cell>
          <table:table-cell table:formula="of:=[.M7]+20" office:value-type="float" office:value="82" calcext:value-type="float">
            <text:p>82</text:p>
          </table:table-cell>
          <table:table-cell table:formula="of:=[.N7]+20" office:value-type="float" office:value="83" calcext:value-type="float">
            <text:p>83</text:p>
          </table:table-cell>
          <table:table-cell table:formula="of:=[.O7]+20" office:value-type="float" office:value="84" calcext:value-type="float">
            <text:p>84</text:p>
          </table:table-cell>
          <table:table-cell table:formula="of:=[.P7]+20" office:value-type="float" office:value="85" calcext:value-type="float">
            <text:p>85</text:p>
          </table:table-cell>
          <table:table-cell table:formula="of:=[.Q7]+20" office:value-type="float" office:value="86" calcext:value-type="float">
            <text:p>86</text:p>
          </table:table-cell>
          <table:table-cell table:formula="of:=[.R7]+20" office:value-type="float" office:value="87" calcext:value-type="float">
            <text:p>87</text:p>
          </table:table-cell>
          <table:table-cell table:formula="of:=[.S7]+20" office:value-type="float" office:value="88" calcext:value-type="float">
            <text:p>88</text:p>
          </table:table-cell>
          <table:table-cell table:formula="of:=[.T7]+20" office:value-type="float" office:value="89" calcext:value-type="float">
            <text:p>89</text:p>
          </table:table-cell>
          <table:table-cell table:formula="of:=[.U7]+20" office:value-type="float" office:value="90" calcext:value-type="float">
            <text:p>90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M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</text:p>
          </table:table-cell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‒</text:p>
          </table:table-cell>
          <table:table-cell table:style-name="ce39" office:value-type="string" calcext:value-type="string">
            <text:p>△</text:p>
          </table:table-cell>
          <table:table-cell table:style-name="ce40" office:value-type="string" calcext:value-type="string">
            <text:p>□</text:p>
          </table:table-cell>
          <table:table-cell/>
          <table:table-cell table:formula="of:=[.L8]+20" office:value-type="float" office:value="100" calcext:value-type="float">
            <text:p>100</text:p>
          </table:table-cell>
          <table:table-cell table:formula="of:=[.M8]+20" office:value-type="float" office:value="99" calcext:value-type="float">
            <text:p>99</text:p>
          </table:table-cell>
          <table:table-cell table:formula="of:=[.N8]+20" office:value-type="float" office:value="98" calcext:value-type="float">
            <text:p>98</text:p>
          </table:table-cell>
          <table:table-cell table:formula="of:=[.O8]+20" office:value-type="float" office:value="97" calcext:value-type="float">
            <text:p>97</text:p>
          </table:table-cell>
          <table:table-cell table:formula="of:=[.P8]+20" office:value-type="float" office:value="96" calcext:value-type="float">
            <text:p>96</text:p>
          </table:table-cell>
          <table:table-cell table:formula="of:=[.Q8]+20" office:value-type="float" office:value="95" calcext:value-type="float">
            <text:p>95</text:p>
          </table:table-cell>
          <table:table-cell table:formula="of:=[.R8]+20" office:value-type="float" office:value="94" calcext:value-type="float">
            <text:p>94</text:p>
          </table:table-cell>
          <table:table-cell table:formula="of:=[.S8]+20" office:value-type="float" office:value="93" calcext:value-type="float">
            <text:p>93</text:p>
          </table:table-cell>
          <table:table-cell table:formula="of:=[.T8]+20" office:value-type="float" office:value="92" calcext:value-type="float">
            <text:p>92</text:p>
          </table:table-cell>
          <table:table-cell table:formula="of:=[.U8]+20" office:value-type="float" office:value="91" calcext:value-type="float">
            <text:p>91</text:p>
          </table:table-cell>
        </table:table-row>
        <table:table-row table:style-name="ro2">
          <table:table-cell table:number-columns-repeated="11"/>
          <table:table-cell table:style-name="ce73" table:number-columns-repeated="10"/>
        </table:table-row>
        <table:table-row table:style-name="ro2">
          <table:table-cell table:number-columns-repeated="11"/>
          <table:table-cell table:style-name="Default" table:number-columns-repeated="10"/>
        </table:table-row>
        <table:table-row table:style-name="ro2">
          <table:table-cell table:style-name="ce16" office:value-type="string" calcext:value-type="string">
            <text:p>Time</text:p>
          </table:table-cell>
          <table:table-cell table:style-name="ce16" table:formula="of:=NOW()-TODAY()" office:value-type="float" office:value="0.0383652822711156" calcext:value-type="float">
            <text:p>0.038365282271116</text:p>
          </table:table-cell>
          <table:table-cell table:number-columns-repeated="9"/>
          <table:table-cell table:style-name="Default" table:number-columns-repeated="10"/>
        </table:table-row>
        <table:table-row table:style-name="ro2">
          <table:table-cell table:style-name="ce16" table:formula="of:=HOUR([.B13])" office:value-type="float" office:value="0" calcext:value-type="float">
            <text:p>0</text:p>
          </table:table-cell>
          <table:table-cell table:style-name="ce16" table:formula="of:=MINUTE([.B13])" office:value-type="float" office:value="55" calcext:value-type="float">
            <text:p>55</text:p>
          </table:table-cell>
          <table:table-cell table:number-columns-repeated="9"/>
          <table:table-cell table:style-name="Default" table:number-columns-repeated="10"/>
        </table:table-row>
        <calcext:conditional-formats>
          <calcext:conditional-format calcext:target-range-address="Sheet1.A10:Sheet1.B10">
            <calcext:condition calcext:apply-style-name="Red" calcext:value="formula-is([.$A$14]&lt;12)" calcext:base-cell-address="Sheet1.A10"/>
          </calcext:conditional-format>
          <calcext:conditional-format calcext:target-range-address="Sheet1.C10:Sheet1.D10">
            <calcext:condition calcext:apply-style-name="Red" calcext:value="formula-is([.$A$14]&gt;=12)" calcext:base-cell-address="Sheet1.C10"/>
          </calcext:conditional-format>
          <calcext:conditional-format calcext:target-range-address="Sheet1.C8:Sheet1.E8">
            <calcext:condition calcext:apply-style-name="Red" calcext:value="formula-is(OR(AND(MOD([.$A$14];12)=1;[.$B$14]&lt;35);AND(MOD([.$A$14]+1;12)=1;[.$B$14]&gt;=35)))" calcext:base-cell-address="Sheet1.C8"/>
          </calcext:conditional-format>
          <calcext:conditional-format calcext:target-range-address="Sheet1.G10:Sheet1.G10">
            <calcext:condition calcext:apply-style-name="Red" calcext:value="formula-is(MOD([.$B$14];5)=1)" calcext:base-cell-address="Sheet1.G10"/>
          </calcext:conditional-format>
          <calcext:conditional-format calcext:target-range-address="Sheet1.H10:Sheet1.H10">
            <calcext:condition calcext:apply-style-name="Red" calcext:value="formula-is(MOD([.$B$14];5)=2)" calcext:base-cell-address="Sheet1.H10"/>
          </calcext:conditional-format>
          <calcext:conditional-format calcext:target-range-address="Sheet1.I10:Sheet1.I10">
            <calcext:condition calcext:apply-style-name="Red" calcext:value="formula-is(MOD([.$B$14];5)=3)" calcext:base-cell-address="Sheet1.I10"/>
          </calcext:conditional-format>
          <calcext:conditional-format calcext:target-range-address="Sheet1.J10:Sheet1.J10">
            <calcext:condition calcext:apply-style-name="Red" calcext:value="formula-is(MOD([.$B$14];5)=4)" calcext:base-cell-address="Sheet1.J10"/>
          </calcext:conditional-format>
          <calcext:conditional-format calcext:target-range-address="Sheet1.A8:Sheet1.C8">
            <calcext:condition calcext:apply-style-name="Red" calcext:value="formula-is(OR(AND(MOD([.$A$14];12)=2;[.$B$14]&lt;35);AND(MOD([.$A$14]+1;12)=2;[.$B$14]&gt;=35)))" calcext:base-cell-address="Sheet1.A8"/>
          </calcext:conditional-format>
          <calcext:conditional-format calcext:target-range-address="Sheet1.A5:Sheet1.E5">
            <calcext:condition calcext:apply-style-name="Red" calcext:value="formula-is(OR(AND(MOD([.$A$14];12)=3;[.$B$14]&lt;35);AND(MOD([.$A$14]+1;12)=3;[.$B$14]&gt;=35)))" calcext:base-cell-address="Sheet1.A5"/>
          </calcext:conditional-format>
          <calcext:conditional-format calcext:target-range-address="Sheet1.G7:Sheet1.J7">
            <calcext:condition calcext:apply-style-name="Red" calcext:value="formula-is(OR(AND(MOD([.$A$14];12)=5;[.$B$14]&lt;35);AND(MOD([.$A$14]+1;12)=5;[.$B$14]&gt;=35)))" calcext:base-cell-address="Sheet1.G7"/>
          </calcext:conditional-format>
          <calcext:conditional-format calcext:target-range-address="Sheet1.G4:Sheet1.J4">
            <calcext:condition calcext:apply-style-name="Red" calcext:value="formula-is(OR(AND(MOD([.$A$14];12)=4;[.$B$14]&lt;35);AND(MOD([.$A$14]+1;12)=4;[.$B$14]&gt;=35)))" calcext:base-cell-address="Sheet1.G4"/>
          </calcext:conditional-format>
          <calcext:conditional-format calcext:target-range-address="Sheet1.A9:Sheet1.C9">
            <calcext:condition calcext:apply-style-name="Red" calcext:value="formula-is(OR(AND(MOD([.$A$14];12)=6;[.$B$14]&lt;35);AND(MOD([.$A$14]+1;12)=6;[.$B$14]&gt;=35)))" calcext:base-cell-address="Sheet1.A9"/>
          </calcext:conditional-format>
          <calcext:conditional-format calcext:target-range-address="Sheet1.F8:Sheet1.J8">
            <calcext:condition calcext:apply-style-name="Red" calcext:value="formula-is(OR(AND(MOD([.$A$14];12)=7;[.$B$14]&lt;35);AND(MOD([.$A$14]+1;12)=7;[.$B$14]&gt;=35)))" calcext:base-cell-address="Sheet1.F8"/>
          </calcext:conditional-format>
          <calcext:conditional-format calcext:target-range-address="Sheet1.D6:Sheet1.H6">
            <calcext:condition calcext:apply-style-name="Red" calcext:value="formula-is(OR(AND(MOD([.$A$14];12)=8;[.$B$14]&lt;35);AND(MOD([.$A$14]+1;12)=8;[.$B$14]&gt;=35)))" calcext:base-cell-address="Sheet1.D6"/>
          </calcext:conditional-format>
          <calcext:conditional-format calcext:target-range-address="Sheet1.A6:Sheet1.D6">
            <calcext:condition calcext:apply-style-name="Red" calcext:value="formula-is(OR(AND(MOD([.$A$14];12)=9;[.$B$14]&lt;35);AND(MOD([.$A$14]+1;12)=9;[.$B$14]&gt;=35)))" calcext:base-cell-address="Sheet1.A6"/>
          </calcext:conditional-format>
          <calcext:conditional-format calcext:target-range-address="Sheet1.H6:Sheet1.J6">
            <calcext:condition calcext:apply-style-name="Red" calcext:value="formula-is(OR(AND(MOD([.$A$14];12)=10;[.$B$14]&lt;35);AND(MOD([.$A$14]+1;12)=10;[.$B$14]&gt;=35)))" calcext:base-cell-address="Sheet1.H6"/>
          </calcext:conditional-format>
          <calcext:conditional-format calcext:target-range-address="Sheet1.E5:Sheet1.J5">
            <calcext:condition calcext:apply-style-name="Red" calcext:value="formula-is(OR(AND(MOD([.$A$14];12)=11;[.$B$14]&lt;35);AND(MOD([.$A$14]+1;12)=11;[.$B$14]&gt;=35)))" calcext:base-cell-address="Sheet1.E5"/>
          </calcext:conditional-format>
          <calcext:conditional-format calcext:target-range-address="Sheet1.A7:Sheet1.F7">
            <calcext:condition calcext:apply-style-name="Red" calcext:value="formula-is(OR(AND(MOD([.$A$14];12)=0;[.$B$14]&lt;35);AND(MOD([.$A$14]+1;12)=0;[.$B$14]&gt;=35)))" calcext:base-cell-address="Sheet1.A7"/>
          </calcext:conditional-format>
          <calcext:conditional-format calcext:target-range-address="Sheet1.D4:Sheet1.E4">
            <calcext:condition calcext:apply-style-name="Red" calcext:value="formula-is([.$B$14]&gt;=35)" calcext:base-cell-address="Sheet1.N7"/>
          </calcext:conditional-format>
          <calcext:conditional-format calcext:target-range-address="Sheet1.E9:Sheet1.J9">
            <calcext:condition calcext:apply-style-name="Red" calcext:value="formula-is([.$B$14]&lt;5)" calcext:base-cell-address="Sheet1.N7"/>
          </calcext:conditional-format>
          <calcext:conditional-format calcext:target-range-address="Sheet1.A4:Sheet1.D4">
            <calcext:condition calcext:apply-style-name="Red" calcext:value="formula-is(AND([.$B$14]&gt;=5;[.$B$14]&lt;35))" calcext:base-cell-address="Sheet1.N7"/>
          </calcext:conditional-format>
          <calcext:conditional-format calcext:target-range-address="Sheet1.G2:Sheet1.J2">
            <calcext:condition calcext:apply-style-name="Red" calcext:value="formula-is(OR(AND([.$B$14]&gt;=5;[.$B$14]&lt;10);AND([.$B$14]&gt;=55;[.$B$14]&lt;60)))" calcext:base-cell-address="Sheet1.N7"/>
          </calcext:conditional-format>
          <calcext:conditional-format calcext:target-range-address="Sheet1.H3:Sheet1.J3">
            <calcext:condition calcext:apply-style-name="Red" calcext:value="formula-is(OR(AND([.$B$14]&gt;=10;[.$B$14]&lt;15);AND([.$B$14]&gt;=50;[.$B$14]&lt;55)))" calcext:base-cell-address="Sheet1.O6"/>
          </calcext:conditional-format>
          <calcext:conditional-format calcext:target-range-address="Sheet1.H1:Sheet1.H1 Sheet1.A3:Sheet1.G3">
            <calcext:condition calcext:apply-style-name="Red" calcext:value="formula-is(OR(AND([.$B$14]&gt;=15;[.$B$14]&lt;20);AND([.$B$14]&gt;=45;[.$B$14]&lt;50)))" calcext:base-cell-address="Sheet1.O6"/>
          </calcext:conditional-format>
          <calcext:conditional-format calcext:target-range-address="Sheet1.A2:Sheet1.F2">
            <calcext:condition calcext:apply-style-name="Red" calcext:value="formula-is(OR(AND([.$B$14]&gt;=20;[.$B$14]&lt;25);AND([.$B$14]&gt;=40;[.$B$14]&lt;45)))" calcext:base-cell-address="Sheet1.O6"/>
          </calcext:conditional-format>
          <calcext:conditional-format calcext:target-range-address="Sheet1.A2:Sheet1.J2">
            <calcext:condition calcext:apply-style-name="Red" calcext:value="formula-is(OR(AND([.$B$14]&gt;=25;[.$B$14]&lt;30);AND([.$B$14]&gt;=35;[.$B$14]&lt;40)))" calcext:base-cell-address="Sheet1.O6"/>
          </calcext:conditional-format>
          <calcext:conditional-format calcext:target-range-address="Sheet1.G1:Sheet1.J1">
            <calcext:condition calcext:apply-style-name="Red" calcext:value="formula-is(AND([.$B$14]&gt;=30;[.$B$14]&lt;35))" calcext:base-cell-address="Sheet1.O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" style:family="table-cell" style:parent-style-name="Text">
      <style:table-cell-properties loext:vertical-justify="auto"/>
      <style:paragraph-properties css3t:text-justify="auto"/>
      <style:text-properties fo:color="#ed1c24" fo:font-size="24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2:46:48.065506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25:43.658358136</meta:creation-date>
    <dc:date>2020-05-12T09:54:00.227828577</dc:date>
    <meta:editing-duration>PT10H36M30S</meta:editing-duration>
    <meta:editing-cycles>10</meta:editing-cycles>
    <meta:generator>LibreOffice/6.0.7.3$Linux_X86_64 LibreOffice_project/00m0$Build-3</meta:generator>
    <meta:document-statistic meta:table-count="1" meta:cell-count="204" meta:object-count="0"/>
  </office:meta>
</office:document-meta>
</file>